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1d3491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1d349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1d3491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13" style:family="paragraph" style:parent-style-name="Text_20_body">
      <style:paragraph-properties fo:text-align="start" style:justify-single-word="false"/>
      <style:text-properties officeooo:paragraph-rsid="001756f7"/>
    </style:style>
    <style:style style:name="P14" style:family="paragraph" style:parent-style-name="Text_20_body">
      <style:text-properties officeooo:rsid="02e82a24" officeooo:paragraph-rsid="001756f7" style:font-size-asian="12pt"/>
    </style:style>
    <style:style style:name="P1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eebb6"/>
    </style:style>
    <style:style style:name="T3" style:family="text">
      <style:text-properties officeooo:rsid="0014f5d9"/>
    </style:style>
    <style:style style:name="T4" style:family="text">
      <style:text-properties officeooo:rsid="00161290"/>
    </style:style>
    <style:style style:name="T5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7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428cd5e" style:font-size-asian="12pt" style:font-weight-asian="normal" style:font-size-complex="12pt" style:font-weight-complex="normal"/>
    </style:style>
    <style:style style:name="T10" style:family="text">
      <style:text-properties officeooo:rsid="038d9d4d"/>
    </style:style>
    <style:style style:name="T11" style:family="text">
      <style:text-properties officeooo:rsid="038dd9cf"/>
    </style:style>
    <style:style style:name="T12" style:family="text">
      <style:text-properties officeooo:rsid="03961e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it immediately became clear to me that I’ll be able to reuse the same reliable resources I had used before. In particular OWASP Top 10 <text:span text:style-name="T1">(OWASP Foundation, 2021),</text:span> and GDPR 2018 <text:span text:style-name="T1">(GDPR, 2018).</text:span> Those resources are considered to be industry standard, and many professional large-scale services cite them directly, and they are required to do so by law!</text:p>
      <text:p text:style-name="P7">This, paired with the fact that some of those services back it with <text:span text:style-name="T2">millions or hundreds of millions</text:span> of dollars, proves their reliability.</text:p>
      <text:p text:style-name="P8"/>
      <text:p text:style-name="P9"/>
      <text:p text:style-name="P10">1(<text:span text:style-name="T3">b</text:span>) – <text:span text:style-name="T3">Changed Understanding</text:span></text:p>
      <text:p text:style-name="P10"/>
      <text:p text:style-name="P10"/>
      <text:p text:style-name="P10">1(<text:span text:style-name="T3">c</text:span>) – <text:span text:style-name="T3">Success and Failure</text:span></text:p>
      <text:p text:style-name="P10"/>
      <text:p text:style-name="P10"/>
      <text:p text:style-name="P10">1<text:span text:style-name="T3">(d</text:span>) – <text:span text:style-name="T3">Self-Motivation</text:span></text:p>
      <text:p text:style-name="P10"/>
      <text:p text:style-name="P10"/>
      <text:p text:style-name="P10"/>
      <text:p text:style-name="P11">Section <text:span text:style-name="T3">2</text:span> – <text:span text:style-name="T4">Ongoing Risk Management</text:span></text:p>
      <text:p text:style-name="P11"/>
      <text:p text:style-name="P11"/>
      <text:p text:style-name="P11"/>
      <text:p text:style-name="P12">References</text:p>
      <text:p text:style-name="P13"><text:span text:style-name="Strong_20_Emphasis"><text:span text:style-name="T5">GD</text:span></text:span><text:span text:style-name="Strong_20_Emphasis"><text:span text:style-name="T6">P</text:span></text:span><text:span text:style-name="Strong_20_Emphasis"><text:span text:style-name="T5">R</text:span></text:span><text:span text:style-name="T7"> (</text:span>2018<text:span text:style-name="T7">) </text:span><text:span text:style-name="Emphasis"><text:span text:style-name="T7">General Data Protection Regulation.</text:span></text:span><text:span text:style-name="T7"> Available at: </text:span><text:a xlink:type="simple" xlink:href="https://gdpr-info.eu/" text:style-name="Internet_20_link" text:visited-style-name="Visited_20_Internet_20_Link"><text:span text:style-name="T7">https://gdpr-info.eu/</text:span></text:a><text:span text:style-name="T7"> (</text:span><text:span text:style-name="T8">Accessed: </text:span><text:span text:style-name="T9">17</text:span><text:span text:style-name="T8"> April 2026</text:span><text:span text:style-name="T7">).</text:span></text:p>
      <text:p text:style-name="P14"><text:span text:style-name="Strong_20_Emphasis">Data Protection Act 2018</text:span> (2018) <text:span text:style-name="Emphasis">c.12.</text:span> London: The Stationery Office. <text:span text:style-name="T10">Available at: </text:span><text:a xlink:type="simple" xlink:href="https://www.legislation.gov.uk/ukpga/2018/12" text:style-name="Internet_20_link" text:visited-style-name="Visited_20_Internet_20_Link"><text:span text:style-name="T10">https://www.legislation.gov.uk/ukpga/2018/12</text:span></text:a><text:span text:style-name="T10"> </text:span><text:span text:style-name="T11">(Accessed: 22 April 2026).</text:span></text:p>
      <text:p text:style-name="P1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1">Accessed: 2</text:span><text:span text:style-name="T12">5</text:span><text:span text:style-name="T11"> April 2026</text:span>).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2:58:20.532093493</dc:date>
    <meta:editing-duration>PT15M12S</meta:editing-duration>
    <meta:editing-cycles>15</meta:editing-cycles>
    <meta:document-statistic meta:table-count="0" meta:image-count="0" meta:object-count="0" meta:page-count="2" meta:paragraph-count="14" meta:word-count="165" meta:character-count="1173" meta:non-whitespace-character-count="1016"/>
  </office:meta>
</office:document-meta>
</file>